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7142in" svg:y="1.1063in">
            <draw:object draw:notify-on-update-of-ranges="Sheet1.A2:Sheet1.A43 Sheet1.B2:Sheet1.B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Reading</text:p>
          </table:table-cell>
          <table:table-cell office:value-type="string">
            <text:p>Distance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ITZ </meta:initial-creator>
    <meta:creation-date>2013-09-14T09:56:19</meta:creation-date>
    <dc:date>2013-09-14T10:24:48</dc:date>
    <dc:creator>SSEITZ </dc:creator>
    <meta:editing-duration>PT12M39S</meta:editing-duration>
    <meta:editing-cycles>1</meta:editing-cycles>
    <meta:document-statistic meta:table-count="1" meta:cell-count="86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2:Sheet1.B43" svg:x="0.77cm" svg:y="0.855cm" svg:width="10.468cm" svg:height="7.545cm">
          <chartooo:coordinate-region svg:x="1.577cm" svg:y="1.054cm" svg:width="9.3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3" chart:class="chart:scatter">
            <chart:domain table:cell-range-address="Sheet1.A2:Sheet1.A43"/>
            <chart:regression-curve chart:style-name="ch7">
              <chart:equation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3">
                <text:p>513</text:p>
                <draw:g>
                  <svg:desc>Sheet1.A2:Sheet1.A43</svg:desc>
                </draw:g>
              </table:table-cell>
              <table:table-cell office:value-type="float" office:value="20">
                <text:p>20</text:p>
                <draw:g>
                  <svg:desc>Sheet1.B2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">
                <text:p>5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8">
                <text:p>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">
                <text:p>3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">
                <text:p>2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">
                <text:p>2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">
                <text:p>1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